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140000054E0000018FF8F42144.svm" manifest:media-type=""/>
  <manifest:file-entry manifest:full-path="Object 2/Pictures/200000140000054F0000018FF3DE685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8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/>
    <style:style style:name="ce7" style:family="table-cell" style:parent-style-name="Default" style:data-style-name="N11"/>
    <style:style style:name="ce8" style:family="table-cell" style:parent-style-name="Default">
      <style:text-properties style:font-name="Liberation Sans" style:font-name-asian="DejaVu Sans" style:font-name-complex="Lohit Hindi"/>
    </style:style>
    <style:style style:name="ce9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g" table:style-name="ta1">
        <table:shapes>
          <draw:frame draw:z-index="0" draw:style-name="gr1" draw:text-style-name="P1" svg:width="15.862cm" svg:height="9.054cm" svg:x="11.314cm" svg:y="4.403cm">
            <draw:object draw:notify-on-update-of-ranges="Log.D2:Log.D4 Log.E1:Log.E1 Log.E2:Log.E4 Log.F1:Log.F1 Log.F2:Log.F4 Log.G1:Log.G1 Log.G2:Log.G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entativa</text:p>
          </table:table-cell>
          <table:table-cell table:style-name="ce1" office:value-type="string" calcext:value-type="string">
            <text:p>Tempo início</text:p>
          </table:table-cell>
          <table:table-cell office:value-type="string" calcext:value-type="string">
            <text:p>Tempo fim</text:p>
          </table:table-cell>
          <table:table-cell/>
          <table:table-cell office:value-type="string" calcext:value-type="string">
            <text:p>Compiladas</text:p>
          </table:table-cell>
          <table:table-cell office:value-type="string" calcext:value-type="string">
            <text:p>Emuladas</text:p>
          </table:table-cell>
          <table:table-cell office:value-type="string" calcext:value-type="string">
            <text:p>Repetidas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/>00:00:00 </text:p>
          </table:table-cell>
          <table:table-cell table:style-name="ce2" table:formula="of:=[.B3]" office:value-type="string" office:string-value=" 00:00:31 " calcext:value-type="string">
            <text:p><text:s/>00:00:31 </text:p>
          </table:table-cell>
          <table:table-cell office:value-type="string" calcext:value-type="string">
            <text:p>Aleatóri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00:00:31 </text:p>
          </table:table-cell>
          <table:table-cell table:style-name="ce2" table:formula="of:=[.B4]" office:value-type="string" office:string-value=" 00:01:01 " calcext:value-type="string">
            <text:p><text:s/>00:01:01 </text:p>
          </table:table-cell>
          <table:table-cell office:value-type="string" calcext:value-type="string">
            <text:p>Parcialmente aleatória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00:01:01 </text:p>
          </table:table-cell>
          <table:table-cell table:style-name="ce2" table:formula="of:=[.B5]" office:value-type="string" office:string-value=" 00:01:32 " calcext:value-type="string">
            <text:p><text:s/>00:01:32 </text:p>
          </table:table-cell>
          <table:table-cell table:style-name="ce2" office:value-type="string" calcext:value-type="string">
            <text:p>Determinada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00:01:32 </text:p>
          </table:table-cell>
          <table:table-cell table:style-name="ce2" table:formula="of:=[.B6]" office:value-type="string" office:string-value=" 00:02:03 " calcext:value-type="string">
            <text:p><text:s/>00:02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00:02:03 </text:p>
          </table:table-cell>
          <table:table-cell table:style-name="ce2" table:formula="of:=[.B7]" office:value-type="string" office:string-value=" 00:02:34 " calcext:value-type="string">
            <text:p><text:s/>00:02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00:02:34 </text:p>
          </table:table-cell>
          <table:table-cell table:style-name="ce2" table:formula="of:=[.B8]" office:value-type="string" office:string-value=" 00:03:05 " calcext:value-type="string">
            <text:p><text:s/>00:03:0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/>00:03:05 </text:p>
          </table:table-cell>
          <table:table-cell table:style-name="ce2" table:formula="of:=[.B9]" office:value-type="string" office:string-value=" 00:03:37 " calcext:value-type="string">
            <text:p><text:s/>00:03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s/>00:03:37 </text:p>
          </table:table-cell>
          <table:table-cell table:style-name="ce2" table:formula="of:=[.B10]" office:value-type="string" office:string-value=" 00:04:08 " calcext:value-type="string">
            <text:p><text:s/>00:04:08 </text:p>
          </table:table-cell>
          <table:table-cell table:style-name="ce2"/>
          <table:table-cell table:number-columns-repeated="7"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s/>00:04:08 </text:p>
          </table:table-cell>
          <table:table-cell table:style-name="ce2" table:formula="of:=[.B11]" office:value-type="string" office:string-value=" 00:04:39 " calcext:value-type="string">
            <text:p><text:s/>00:04:39 </text:p>
          </table:table-cell>
          <table:table-cell table:style-name="ce2"/>
          <table:table-cell table:number-columns-repeated="7"/>
          <table:table-cell table:formula="of:=[.L9]/5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s/>00:04:39 </text:p>
          </table:table-cell>
          <table:table-cell table:style-name="ce2" table:formula="of:=[.B12]" office:value-type="string" office:string-value=" 00:05:10 " calcext:value-type="string">
            <text:p><text:s/>00:05:10 </text:p>
          </table:table-cell>
          <table:table-cell table:style-name="ce2"/>
          <table:table-cell table:number-columns-repeated="7"/>
          <table:table-cell table:formula="of:=[.L10]/5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s/>00:05:10 </text:p>
          </table:table-cell>
          <table:table-cell table:style-name="ce2" table:formula="of:=[.B13]" office:value-type="string" office:string-value=" 00:05:41 " calcext:value-type="string">
            <text:p><text:s/>00:05:41 </text:p>
          </table:table-cell>
          <table:table-cell table:style-name="ce2"/>
          <table:table-cell table:number-columns-repeated="7"/>
          <table:table-cell table:formula="of:=[.L11]/5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s/>00:05:41 </text:p>
          </table:table-cell>
          <table:table-cell table:style-name="ce2" table:formula="of:=[.B14]" office:value-type="string" office:string-value=" 00:06:12 " calcext:value-type="string">
            <text:p><text:s/>00:06:12 </text:p>
          </table:table-cell>
          <table:table-cell table:style-name="ce2"/>
          <table:table-cell table:number-columns-repeated="7"/>
          <table:table-cell table:formula="of:=[.L12]/5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<text:s/>00:06:12 </text:p>
          </table:table-cell>
          <table:table-cell table:style-name="ce2" table:formula="of:=[.B15]" office:value-type="string" office:string-value=" 00:06:44 " calcext:value-type="string">
            <text:p><text:s/>00:06:44 </text:p>
          </table:table-cell>
          <table:table-cell table:style-name="ce2"/>
          <table:table-cell table:number-columns-repeated="7"/>
          <table:table-cell table:formula="of:=[.L13]/5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<text:s/>00:06:44 </text:p>
          </table:table-cell>
          <table:table-cell table:style-name="ce2" table:formula="of:=[.B16]" office:value-type="string" office:string-value=" 00:07:15 " calcext:value-type="string">
            <text:p><text:s/>00:07:15 </text:p>
          </table:table-cell>
          <table:table-cell table:style-name="ce2"/>
          <table:table-cell table:number-columns-repeated="7"/>
          <table:table-cell table:formula="of:=[.L14]/5"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<text:s/>00:07:15 </text:p>
          </table:table-cell>
          <table:table-cell table:style-name="ce2" table:formula="of:=[.B17]" office:value-type="string" office:string-value=" 00:07:46 " calcext:value-type="string">
            <text:p><text:s/>00:0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<text:s/>00:07:46 </text:p>
          </table:table-cell>
          <table:table-cell table:style-name="ce2" table:formula="of:=[.B18]" office:value-type="string" office:string-value=" 00:08:17 " calcext:value-type="string">
            <text:p><text:s/>00:0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<text:s/>00:08:17 </text:p>
          </table:table-cell>
          <table:table-cell table:style-name="ce2" table:formula="of:=[.B19]" office:value-type="string" office:string-value=" 00:08:48 " calcext:value-type="string">
            <text:p><text:s/>00:08:48 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<text:s/>00:08:48 </text:p>
          </table:table-cell>
          <table:table-cell table:style-name="ce2" table:formula="of:=[.B20]" office:value-type="string" office:string-value=" 00:09:20 " calcext:value-type="string">
            <text:p><text:s/>00:0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<text:s/>00:09:20 </text:p>
          </table:table-cell>
          <table:table-cell table:style-name="ce2" table:formula="of:=[.B21]" office:value-type="string" office:string-value=" 00:09:50 " calcext:value-type="string">
            <text:p><text:s/>00:09:5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<text:s/>00:09:50 </text:p>
          </table:table-cell>
          <table:table-cell table:style-name="ce2" table:formula="of:=[.B22]" office:value-type="string" office:string-value=" 00:10:21 " calcext:value-type="string">
            <text:p><text:s/>00:10:2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<text:s/>00:10:21 </text:p>
          </table:table-cell>
          <table:table-cell table:style-name="ce2" table:formula="of:=[.B23]" office:value-type="string" office:string-value=" 00:10:53 " calcext:value-type="string">
            <text:p><text:s/>00:1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<text:s/>00:10:53 </text:p>
          </table:table-cell>
          <table:table-cell table:style-name="ce2" table:formula="of:=[.B24]" office:value-type="string" office:string-value=" 00:11:23 " calcext:value-type="string">
            <text:p><text:s/>00:11:2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<text:s/>00:11:23 </text:p>
          </table:table-cell>
          <table:table-cell table:style-name="ce2" table:formula="of:=[.B25]" office:value-type="string" office:string-value=" 00:11:55 " calcext:value-type="string">
            <text:p><text:s/>00:11:5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<text:s/>00:11:55 </text:p>
          </table:table-cell>
          <table:table-cell table:style-name="ce2" table:formula="of:=[.B26]" office:value-type="string" office:string-value=" 00:12:26 " calcext:value-type="string">
            <text:p><text:s/>00:12:2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<text:s/>00:12:26 </text:p>
          </table:table-cell>
          <table:table-cell table:style-name="ce2" table:formula="of:=[.B27]" office:value-type="string" office:string-value=" 00:12:57 " calcext:value-type="string">
            <text:p><text:s/>00:12:5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<text:s/>00:12:57 </text:p>
          </table:table-cell>
          <table:table-cell table:style-name="ce2" table:formula="of:=[.B28]" office:value-type="string" office:string-value=" 00:13:28 " calcext:value-type="string">
            <text:p><text:s/>00:13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<text:s/>00:13:28 </text:p>
          </table:table-cell>
          <table:table-cell table:style-name="ce2" table:formula="of:=[.B29]" office:value-type="string" office:string-value=" 00:14:00 " calcext:value-type="string">
            <text:p><text:s/>00:14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<text:s/>00:14:00 </text:p>
          </table:table-cell>
          <table:table-cell table:style-name="ce2" table:formula="of:=[.B30]" office:value-type="string" office:string-value=" 00:14:31 " calcext:value-type="string">
            <text:p><text:s/>00:14:31 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<text:s/>00:14:31 </text:p>
          </table:table-cell>
          <table:table-cell table:style-name="ce2" table:formula="of:=[.B31]" office:value-type="string" office:string-value=" 00:15:02 " calcext:value-type="string">
            <text:p><text:s/>00:15:0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<text:s/>00:15:02 </text:p>
          </table:table-cell>
          <table:table-cell table:style-name="ce2" table:formula="of:=[.B32]" office:value-type="string" office:string-value=" 00:15:33 " calcext:value-type="string">
            <text:p><text:s/>00:15:3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<text:s/>00:15:33 </text:p>
          </table:table-cell>
          <table:table-cell table:style-name="ce2" table:formula="of:=[.B33]" office:value-type="string" office:string-value=" 00:16:04 " calcext:value-type="string">
            <text:p><text:s/>00:16:0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<text:s/>00:16:04 </text:p>
          </table:table-cell>
          <table:table-cell table:style-name="ce2" table:formula="of:=[.B34]" office:value-type="string" office:string-value=" 00:16:35 " calcext:value-type="string">
            <text:p><text:s/>00:16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<text:s/>00:16:35 </text:p>
          </table:table-cell>
          <table:table-cell table:style-name="ce2" table:formula="of:=[.B35]" office:value-type="string" office:string-value=" 00:17:07 " calcext:value-type="string">
            <text:p><text:s/>00:17:0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<text:s/>00:17:07 </text:p>
          </table:table-cell>
          <table:table-cell table:style-name="ce2" table:formula="of:=[.B36]" office:value-type="string" office:string-value=" 00:17:38 " calcext:value-type="string">
            <text:p><text:s/>00:17:3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<text:s/>00:17:38 </text:p>
          </table:table-cell>
          <table:table-cell table:style-name="ce2" table:formula="of:=[.B37]" office:value-type="string" office:string-value=" 00:18:09 " calcext:value-type="string">
            <text:p><text:s/>00:18:0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<text:s/>00:18:09 </text:p>
          </table:table-cell>
          <table:table-cell table:style-name="ce2" table:formula="of:=[.B38]" office:value-type="string" office:string-value=" 00:18:40 " calcext:value-type="string">
            <text:p><text:s/>00:18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<text:s/>00:18:40 </text:p>
          </table:table-cell>
          <table:table-cell table:style-name="ce2" table:formula="of:=[.B39]" office:value-type="string" office:string-value=" 00:19:12 " calcext:value-type="string">
            <text:p><text:s/>00:19:1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<text:s/>00:19:12 </text:p>
          </table:table-cell>
          <table:table-cell table:style-name="ce2" table:formula="of:=[.B40]" office:value-type="string" office:string-value=" 00:19:43 " calcext:value-type="string">
            <text:p><text:s/>00:19:4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<text:s/>00:19:43 </text:p>
          </table:table-cell>
          <table:table-cell table:style-name="ce2" table:formula="of:=[.B41]" office:value-type="string" office:string-value=" 00:20:14 " calcext:value-type="string">
            <text:p><text:s/>00:20:1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<text:s/>00:20:14 </text:p>
          </table:table-cell>
          <table:table-cell table:style-name="ce2" table:formula="of:=[.B42]" office:value-type="string" office:string-value=" 00:20:45 " calcext:value-type="string">
            <text:p><text:s/>00:20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<text:s/>00:20:45 </text:p>
          </table:table-cell>
          <table:table-cell table:style-name="ce2" table:formula="of:=[.B43]" office:value-type="string" office:string-value=" 00:21:16 " calcext:value-type="string">
            <text:p><text:s/>00:21:1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<text:s/>00:21:16 </text:p>
          </table:table-cell>
          <table:table-cell table:style-name="ce2" table:formula="of:=[.B44]" office:value-type="string" office:string-value=" 00:21:47 " calcext:value-type="string">
            <text:p><text:s/>00:21:4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<text:s/>00:21:47 </text:p>
          </table:table-cell>
          <table:table-cell table:style-name="ce2" table:formula="of:=[.B45]" office:value-type="string" office:string-value=" 00:22:18 " calcext:value-type="string">
            <text:p><text:s/>00:22:1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<text:s/>00:22:18 </text:p>
          </table:table-cell>
          <table:table-cell table:style-name="ce2" table:formula="of:=[.B46]" office:value-type="string" office:string-value=" 00:22:49 " calcext:value-type="string">
            <text:p><text:s/>00:22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<text:s/>00:22:49 </text:p>
          </table:table-cell>
          <table:table-cell table:style-name="ce2" table:formula="of:=[.B47]" office:value-type="string" office:string-value=" 00:23:19 " calcext:value-type="string">
            <text:p><text:s/>00:23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<text:s/>00:23:19 </text:p>
          </table:table-cell>
          <table:table-cell table:style-name="ce2" table:formula="of:=[.B48]" office:value-type="string" office:string-value=" 00:23:48 " calcext:value-type="string">
            <text:p><text:s/>00:23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<text:s/>00:23:48 </text:p>
          </table:table-cell>
          <table:table-cell table:style-name="ce2" table:formula="of:=[.B49]" office:value-type="string" office:string-value=" 00:24:20 " calcext:value-type="string">
            <text:p><text:s/>00:24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<text:s/>00:24:20 </text:p>
          </table:table-cell>
          <table:table-cell table:style-name="ce2" table:formula="of:=[.B50]" office:value-type="string" office:string-value=" 00:24:51 " calcext:value-type="string">
            <text:p><text:s/>00:24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<text:s/>00:24:51 </text:p>
          </table:table-cell>
          <table:table-cell table:style-name="ce2" table:formula="of:=[.B51]" office:value-type="string" office:string-value=" 00:25:22 " calcext:value-type="string">
            <text:p><text:s/>00:25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<text:s/>00:25:22 </text:p>
          </table:table-cell>
          <table:table-cell table:style-name="ce2" table:formula="of:=[.B52]" office:value-type="string" office:string-value=" 00:25:54 " calcext:value-type="string">
            <text:p><text:s/>00:25:5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<text:s/>00:25:54 </text:p>
          </table:table-cell>
          <table:table-cell table:style-name="ce2" table:formula="of:=[.B53]" office:value-type="string" office:string-value=" 00:26:28 " calcext:value-type="string">
            <text:p><text:s/>00:26:2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<text:s/>00:26:28 </text:p>
          </table:table-cell>
          <table:table-cell table:style-name="ce2" table:formula="of:=[.B54]" office:value-type="string" office:string-value=" 00:27:00 " calcext:value-type="string">
            <text:p><text:s/>00:27:0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<text:s/>00:27:00 </text:p>
          </table:table-cell>
          <table:table-cell table:style-name="ce2" table:formula="of:=[.B55]" office:value-type="string" office:string-value=" 00:27:31 " calcext:value-type="string">
            <text:p><text:s/>00:27:3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<text:s/>00:27:31 </text:p>
          </table:table-cell>
          <table:table-cell table:style-name="ce2" table:formula="of:=[.B56]" office:value-type="string" office:string-value=" 00:28:03 " calcext:value-type="string">
            <text:p><text:s/>00:28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<text:s/>00:28:03 </text:p>
          </table:table-cell>
          <table:table-cell table:style-name="ce2" table:formula="of:=[.B57]" office:value-type="string" office:string-value=" 00:28:34 " calcext:value-type="string">
            <text:p><text:s/>00:28:3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<text:s/>00:28:34 </text:p>
          </table:table-cell>
          <table:table-cell table:style-name="ce2" table:formula="of:=[.B58]" office:value-type="string" office:string-value=" 00:29:06 " calcext:value-type="string">
            <text:p><text:s/>00:29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<text:s/>00:29:06 </text:p>
          </table:table-cell>
          <table:table-cell table:style-name="ce2" table:formula="of:=[.B59]" office:value-type="string" office:string-value=" 00:29:37 " calcext:value-type="string">
            <text:p><text:s/>00:29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<text:s/>00:29:37 </text:p>
          </table:table-cell>
          <table:table-cell table:style-name="ce2" table:formula="of:=[.B60]" office:value-type="string" office:string-value=" 00:30:08 " calcext:value-type="string">
            <text:p><text:s/>00:30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<text:s/>00:30:08 </text:p>
          </table:table-cell>
          <table:table-cell table:style-name="ce2" table:formula="of:=[.B61]" office:value-type="string" office:string-value=" 00:30:39 " calcext:value-type="string">
            <text:p><text:s/>00:30:3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<text:s/>00:30:39 </text:p>
          </table:table-cell>
          <table:table-cell table:style-name="ce2" table:formula="of:=[.B62]" office:value-type="string" office:string-value=" 00:31:10 " calcext:value-type="string">
            <text:p><text:s/>00:31:1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<text:s/>00:31:10 </text:p>
          </table:table-cell>
          <table:table-cell table:style-name="ce2" table:formula="of:=[.B63]" office:value-type="string" office:string-value=" 00:31:41 " calcext:value-type="string">
            <text:p><text:s/>00:31:4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<text:s/>00:31:41 </text:p>
          </table:table-cell>
          <table:table-cell table:style-name="ce2" table:formula="of:=[.B64]" office:value-type="string" office:string-value=" 00:32:13 " calcext:value-type="string">
            <text:p><text:s/>00:32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<text:s/>00:32:13 </text:p>
          </table:table-cell>
          <table:table-cell table:style-name="ce2" table:formula="of:=[.B65]" office:value-type="string" office:string-value=" 00:32:44 " calcext:value-type="string">
            <text:p><text:s/>00:32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<text:s/>00:32:44 </text:p>
          </table:table-cell>
          <table:table-cell table:style-name="ce2" table:formula="of:=[.B66]" office:value-type="string" office:string-value=" 00:33:15 " calcext:value-type="string">
            <text:p><text:s/>00:33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<text:s/>00:33:15 </text:p>
          </table:table-cell>
          <table:table-cell table:style-name="ce2" table:formula="of:=[.B67]" office:value-type="string" office:string-value=" 00:33:46 " calcext:value-type="string">
            <text:p><text:s/>00:33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<text:s/>00:33:46 </text:p>
          </table:table-cell>
          <table:table-cell table:style-name="ce2" table:formula="of:=[.B68]" office:value-type="string" office:string-value=" 00:34:17 " calcext:value-type="string">
            <text:p><text:s/>00:34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<text:s/>00:34:17 </text:p>
          </table:table-cell>
          <table:table-cell table:style-name="ce2" table:formula="of:=[.B69]" office:value-type="string" office:string-value=" 00:34:48 " calcext:value-type="string">
            <text:p><text:s/>00:34:4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<text:s/>00:34:48 </text:p>
          </table:table-cell>
          <table:table-cell table:style-name="ce2" table:formula="of:=[.B70]" office:value-type="string" office:string-value=" 00:35:19 " calcext:value-type="string">
            <text:p><text:s/>00:35:1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<text:s/>00:35:19 </text:p>
          </table:table-cell>
          <table:table-cell table:style-name="ce2" table:formula="of:=[.B71]" office:value-type="string" office:string-value=" 00:35:51 " calcext:value-type="string">
            <text:p><text:s/>00:35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<text:s/>00:35:51 </text:p>
          </table:table-cell>
          <table:table-cell table:style-name="ce2" table:formula="of:=[.B72]" office:value-type="string" office:string-value=" 00:36:22 " calcext:value-type="string">
            <text:p><text:s/>00:36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<text:s/>00:36:22 </text:p>
          </table:table-cell>
          <table:table-cell table:style-name="ce2" table:formula="of:=[.B73]" office:value-type="string" office:string-value=" 00:36:53 " calcext:value-type="string">
            <text:p><text:s/>00:36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<text:s/>00:36:53 </text:p>
          </table:table-cell>
          <table:table-cell table:style-name="ce2" table:formula="of:=[.B74]" office:value-type="string" office:string-value=" 00:37:24 " calcext:value-type="string">
            <text:p><text:s/>00:37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<text:s/>00:37:24 </text:p>
          </table:table-cell>
          <table:table-cell table:style-name="ce2" table:formula="of:=[.B75]" office:value-type="string" office:string-value=" 00:37:56 " calcext:value-type="string">
            <text:p><text:s/>00:37:5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<text:s/>00:37:56 </text:p>
          </table:table-cell>
          <table:table-cell table:style-name="ce2" table:formula="of:=[.B76]" office:value-type="string" office:string-value=" 00:38:27 " calcext:value-type="string">
            <text:p><text:s/>00:38:2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<text:s/>00:38:27 </text:p>
          </table:table-cell>
          <table:table-cell table:style-name="ce2" table:formula="of:=[.B77]" office:value-type="string" office:string-value=" 00:38:58 " calcext:value-type="string">
            <text:p><text:s/>00:38:5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<text:s/>00:38:58 </text:p>
          </table:table-cell>
          <table:table-cell table:style-name="ce2" table:formula="of:=[.B78]" office:value-type="string" office:string-value=" 00:39:30 " calcext:value-type="string">
            <text:p><text:s/>00:39:3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<text:s/>00:39:30 </text:p>
          </table:table-cell>
          <table:table-cell table:style-name="ce2" table:formula="of:=[.B79]" office:value-type="string" office:string-value=" 00:40:01 " calcext:value-type="string">
            <text:p><text:s/>00:40:0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<text:s/>00:40:01 </text:p>
          </table:table-cell>
          <table:table-cell table:style-name="ce2" table:formula="of:=[.B80]" office:value-type="string" office:string-value=" 00:40:32 " calcext:value-type="string">
            <text:p><text:s/>00:40:3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<text:s/>00:40:32 </text:p>
          </table:table-cell>
          <table:table-cell table:style-name="ce2" table:formula="of:=[.B81]" office:value-type="string" office:string-value=" 00:41:03 " calcext:value-type="string">
            <text:p><text:s/>00:41:0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<text:s/>00:41:03 </text:p>
          </table:table-cell>
          <table:table-cell table:style-name="ce2" table:formula="of:=[.B82]" office:value-type="string" office:string-value=" 00:41:35 " calcext:value-type="string">
            <text:p><text:s/>00:41:3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<text:s/>00:41:35 </text:p>
          </table:table-cell>
          <table:table-cell table:style-name="ce2" table:formula="of:=[.B83]" office:value-type="string" office:string-value=" 00:42:06 " calcext:value-type="string">
            <text:p><text:s/>00:42:0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<text:s/>00:42:06 </text:p>
          </table:table-cell>
          <table:table-cell table:style-name="ce2" table:formula="of:=[.B84]" office:value-type="string" office:string-value=" 00:42:37 " calcext:value-type="string">
            <text:p><text:s/>00:42:3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<text:s/>00:42:37 </text:p>
          </table:table-cell>
          <table:table-cell table:style-name="ce2" table:formula="of:=[.B85]" office:value-type="string" office:string-value=" 00:43:08 " calcext:value-type="string">
            <text:p><text:s/>00:43:08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<text:s/>00:43:08 </text:p>
          </table:table-cell>
          <table:table-cell table:style-name="ce2" table:formula="of:=[.B86]" office:value-type="string" office:string-value=" 00:43:40 " calcext:value-type="string">
            <text:p><text:s/>00:43:4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<text:s/>00:43:40 </text:p>
          </table:table-cell>
          <table:table-cell table:style-name="ce2" table:formula="of:=[.B87]" office:value-type="string" office:string-value=" 00:44:11 " calcext:value-type="string">
            <text:p><text:s/>00:44:1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<text:s/>00:44:11 </text:p>
          </table:table-cell>
          <table:table-cell table:style-name="ce2" table:formula="of:=[.B88]" office:value-type="string" office:string-value=" 00:44:42 " calcext:value-type="string">
            <text:p><text:s/>00:44:4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<text:s/>00:44:42 </text:p>
          </table:table-cell>
          <table:table-cell table:style-name="ce2" table:formula="of:=[.B89]" office:value-type="string" office:string-value=" 00:45:13 " calcext:value-type="string">
            <text:p><text:s/>00:45:1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<text:s/>00:45:13 </text:p>
          </table:table-cell>
          <table:table-cell table:style-name="ce2" table:formula="of:=[.B90]" office:value-type="string" office:string-value=" 00:45:44 " calcext:value-type="string">
            <text:p><text:s/>00:45:4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<text:s/>00:45:44 </text:p>
          </table:table-cell>
          <table:table-cell table:style-name="ce2" table:formula="of:=[.B91]" office:value-type="string" office:string-value=" 00:46:15 " calcext:value-type="string">
            <text:p><text:s/>00:46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<text:s/>00:46:15 </text:p>
          </table:table-cell>
          <table:table-cell table:style-name="ce2" table:formula="of:=[.B92]" office:value-type="string" office:string-value=" 00:46:45 " calcext:value-type="string">
            <text:p><text:s/>00:46:4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<text:s/>00:46:45 </text:p>
          </table:table-cell>
          <table:table-cell table:style-name="ce2" table:formula="of:=[.B93]" office:value-type="string" office:string-value=" 00:47:15 " calcext:value-type="string">
            <text:p><text:s/>00:47:15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<text:s/>00:47:15 </text:p>
          </table:table-cell>
          <table:table-cell table:style-name="ce2" table:formula="of:=[.B94]" office:value-type="string" office:string-value=" 00:47:46 " calcext:value-type="string">
            <text:p><text:s/>00:47:46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<text:s/>00:47:46 </text:p>
          </table:table-cell>
          <table:table-cell table:style-name="ce2" table:formula="of:=[.B95]" office:value-type="string" office:string-value=" 00:48:17 " calcext:value-type="string">
            <text:p><text:s/>00:48:17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<text:s/>00:48:17 </text:p>
          </table:table-cell>
          <table:table-cell table:style-name="ce2" table:formula="of:=[.B96]" office:value-type="string" office:string-value=" 00:48:49 " calcext:value-type="string">
            <text:p><text:s/>00:48:49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<text:s/>00:48:49 </text:p>
          </table:table-cell>
          <table:table-cell table:style-name="ce2" table:formula="of:=[.B97]" office:value-type="string" office:string-value=" 00:49:20 " calcext:value-type="string">
            <text:p><text:s/>00:49:20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<text:s/>00:49:20 </text:p>
          </table:table-cell>
          <table:table-cell table:style-name="ce2" table:formula="of:=[.B98]" office:value-type="string" office:string-value=" 00:49:51 " calcext:value-type="string">
            <text:p><text:s/>00:49:51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<text:s/>00:49:51 </text:p>
          </table:table-cell>
          <table:table-cell table:style-name="ce2" table:formula="of:=[.B99]" office:value-type="string" office:string-value=" 00:50:22 " calcext:value-type="string">
            <text:p><text:s/>00:50:22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<text:s/>00:50:22 </text:p>
          </table:table-cell>
          <table:table-cell table:style-name="ce2" table:formula="of:=[.B100]" office:value-type="string" office:string-value=" 00:50:53 " calcext:value-type="string">
            <text:p><text:s/>00:50:53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<text:s/>00:50:53 </text:p>
          </table:table-cell>
          <table:table-cell table:style-name="ce2" table:formula="of:=[.B101]" office:value-type="string" office:string-value=" 00:51:24 " calcext:value-type="string">
            <text:p><text:s/>00:51:24 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<text:s/>00:51:24 </text:p>
          </table:table-cell>
          <table:table-cell table:style-name="ce3"/>
          <table: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</table:table-row>
        <table:table-row table:style-name="ro1" table:number-rows-repeated="10484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ime" table:style-name="ta1">
        <table:shapes>
          <draw:frame draw:z-index="0" draw:style-name="gr1" draw:text-style-name="P1" svg:width="15.439cm" svg:height="9.009cm" svg:x="16.65cm" svg:y="1.978cm">
            <draw:object draw:notify-on-update-of-ranges="Time.A3:Time.A4 Time.B2:Time.B2 Time.B3:Time.B4 Time.C2:Time.C2 Time.C3:Time.C4 Time.D2:Time.D2 Time.D3:Time.D4 Time.E2:Time.E2 Time.E3:Time.E4 Time.G2:Time.G2 Time.G3:Time.G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6.01cm" svg:height="9.018cm" svg:x="1.163cm" svg:y="3.013cm">
            <draw:object draw:notify-on-update-of-ranges="Time.A2:Time.A2 Time.A3:Time.A5 Time.B2:Time.B2 Time.B3:Time.B5 Time.C2:Time.C2 Time.C3:Time.C5 Time.D2:Time.D2 Time.D3:Time.D5 Time.E2:Time.E2 Time.E3:Time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4" office:value-type="string" calcext:value-type="string">
            <text:p>Distribuição do tempo por granularidade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Compiladas</text:p>
          </table:table-cell>
          <table:table-cell office:value-type="string" calcext:value-type="string">
            <text:p>Emuladas</text:p>
          </table:table-cell>
          <table:table-cell office:value-type="string" calcext:value-type="string">
            <text:p>Repetidas</text:p>
          </table:table-cell>
          <table:table-cell/>
          <table:table-cell office:value-type="string" calcext:value-type="string">
            <text:p>Tempo/Emuladas</text:p>
          </table:table-cell>
          <table:table-cell table:number-columns-repeated="2"/>
          <table:table-cell office:value-type="string" calcext:value-type="string">
            <text:p>Effectiveness</text:p>
          </table:table-cell>
          <table:table-cell office:value-type="string" calcext:value-type="string">
            <text:p>Time in eff</text:p>
          </table:table-cell>
        </table:table-row>
        <table:table-row table:style-name="ro2">
          <table:table-cell office:value-type="string" calcext:value-type="string">
            <text:p>Aleatória</text:p>
          </table:table-cell>
          <table:table-cell table:style-name="ce6" office:value-type="time" office:time-value="PT00H29M03S" calcext:value-type="time">
            <text:p>29:03</text:p>
          </table:table-cell>
          <table:table-cell table:style-name="ce6" table:formula="of:=[.B3]*0.57/2" office:value-type="time" office:time-value="PT00H08M16.755S" calcext:value-type="time">
            <text:p>08:17</text:p>
          </table:table-cell>
          <table:table-cell table:style-name="ce6" table:formula="of:=[.B3]*0.39/2" office:value-type="time" office:time-value="PT00H05M39.885S" calcext:value-type="time">
            <text:p>05:40</text:p>
          </table:table-cell>
          <table:table-cell table:style-name="ce6" table:formula="of:=[.B3]*0.12/2" office:value-type="time" office:time-value="PT00H01M44.58S" calcext:value-type="time">
            <text:p>01:45</text:p>
          </table:table-cell>
          <table:table-cell table:style-name="ce2"/>
          <table:table-cell table:style-name="ce2" table:formula="of:=[.B3]/[.D3]" office:value-type="time" office:time-value="PT123H04M36.923076923S" calcext:value-type="time">
            <text:p>03:04:37</text:p>
          </table:table-cell>
          <table:table-cell table:number-columns-repeated="2"/>
          <table:table-cell table:style-name="ce7" table:formula="of:=7/100" office:value-type="percentage" office:value="0.07" calcext:value-type="percentage">
            <text:p>7,00%</text:p>
          </table:table-cell>
          <table:table-cell table:style-name="ce2" table:formula="of:=[.B3]*[.J3]" office:value-type="time" office:time-value="PT00H02M02.01S" calcext:value-type="time">
            <text:p>00:02:02</text:p>
          </table:table-cell>
        </table:table-row>
        <table:table-row table:style-name="ro2">
          <table:table-cell office:value-type="string" calcext:value-type="string">
            <text:p>Parcialmente aleatória</text:p>
          </table:table-cell>
          <table:table-cell table:number-columns-repeated="2" table:style-name="ce6" office:value-type="time" office:time-value="PT00H30M26S" calcext:value-type="time">
            <text:p>30:26</text:p>
          </table:table-cell>
          <table:table-cell table:style-name="ce6" table:formula="of:=[.C4]/8" office:value-type="time" office:time-value="PT00H03M48.25S" calcext:value-type="time">
            <text:p>03:48</text:p>
          </table:table-cell>
          <table:table-cell table:style-name="ce6" table:formula="of:=[.D4]*0.23" office:value-type="time" office:time-value="PT00H00M52.4975S" calcext:value-type="time">
            <text:p>00:52</text:p>
          </table:table-cell>
          <table:table-cell table:style-name="ce2"/>
          <table:table-cell table:style-name="ce2" table:formula="of:=[.B4]/[.D4]" office:value-type="time" office:time-value="PT192H00M00S" calcext:value-type="time">
            <text:p>00:00:00</text:p>
          </table:table-cell>
          <table:table-cell table:number-columns-repeated="2"/>
          <table:table-cell table:style-name="ce7" table:formula="of:=2/2" office:value-type="percentage" office:value="1" calcext:value-type="percentage">
            <text:p>100,00%</text:p>
          </table:table-cell>
          <table:table-cell table:style-name="ce2" table:formula="of:=[.B4]*[.J4]" office:value-type="time" office:time-value="PT00H30M26S" calcext:value-type="time">
            <text:p>00:30:26</text:p>
          </table:table-cell>
        </table:table-row>
        <table:table-row table:style-name="ro2">
          <table:table-cell office:value-type="string" calcext:value-type="string">
            <text:p>Determinada</text:p>
          </table:table-cell>
          <table:table-cell table:number-columns-repeated="2" table:style-name="ce6" office:value-type="time" office:time-value="PT00H29M01S" calcext:value-type="time">
            <text:p>29:01</text:p>
          </table:table-cell>
          <table:table-cell table:style-name="ce6" table:formula="of:=[.B5]/10" office:value-type="time" office:time-value="PT00H02M54.1S" calcext:value-type="time">
            <text:p>02:54</text:p>
          </table:table-cell>
          <table:table-cell table:style-name="ce6" office:value-type="time" office:time-value="PT00H00M00S" calcext:value-type="time">
            <text:p>00:00</text:p>
          </table:table-cell>
          <table:table-cell table:style-name="ce2"/>
          <table:table-cell table:style-name="ce2" table:formula="of:=[.B5]/[.D5]" office:value-type="time" office:time-value="PT240H00M00S" calcext:value-type="time">
            <text:p>00:00:00</text:p>
          </table:table-cell>
          <table:table-cell table:number-columns-repeated="4"/>
        </table:table-row>
        <table:table-row table:style-name="ro2" table:number-rows-repeated="27">
          <table:table-cell table:number-columns-repeated="11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mory" table:style-name="ta1">
        <table:shapes>
          <draw:frame draw:z-index="0" draw:style-name="gr1" draw:text-style-name="P1" svg:width="15.439cm" svg:height="9.009cm" svg:x="4.517cm" svg:y="9.935cm">
            <draw:object draw:notify-on-update-of-ranges="Time.A3:Time.A4 Time.B2:Time.B2 Time.B3:Time.B4 Time.C2:Time.C2 Time.C3:Time.C4 Time.D2:Time.D2 Time.D3:Time.D4 Time.E2:Time.E2 Time.E3:Time.E4 Time.G2:Time.G2 Time.G3:Time.G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1.707cm" svg:y="0.526cm">
            <draw:object draw:notify-on-update-of-ranges="Memory.A2:Memory.A2 Memory.A3:Memory.A3 Memory.B2:Memory.B2 Memory.B3:Memory.B3 Memory.D2:Memory.D2 Memory.D3:Memory.D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8" office:value-type="string" calcext:value-type="string">
            <text:p>Application</text:p>
          </table:table-cell>
          <table:table-cell table:style-name="ce8" office:value-type="string" calcext:value-type="string">
            <text:p>Application with <text:s/>debug information</text:p>
          </table:table-cell>
          <table:table-cell office:value-type="string" calcext:value-type="string">
            <text:p>Extra information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Aplicação</text:p>
          </table:table-cell>
          <table:table-cell table:style-name="ce9" office:value-type="string" calcext:value-type="string">
            <text:p>Aplicação + informação de depuração</text:p>
          </table:table-cell>
          <table:table-cell table:style-name="ce9" office:value-type="string" calcext:value-type="string">
            <text:p>Informações para depuração</text:p>
          </table:table-cell>
          <table:table-cell table:number-columns-repeated="2"/>
          <table:table-cell office:value-type="float" office:value="45612" calcext:value-type="float">
            <text:p>45612</text:p>
          </table:table-cell>
          <table:table-cell office:value-type="float" office:value="417043" calcext:value-type="float">
            <text:p>417043</text:p>
          </table:table-cell>
        </table:table-row>
        <table:table-row table:style-name="ro2">
          <table:table-cell office:value-type="string" calcext:value-type="string">
            <text:p>DMEC</text:p>
          </table:table-cell>
          <table:table-cell table:style-name="ce9" office:value-type="float" office:value="70" calcext:value-type="float">
            <text:p>70 kB</text:p>
          </table:table-cell>
          <table:table-cell table:style-name="ce9" office:value-type="float" office:value="226" calcext:value-type="float">
            <text:p>226 kB</text:p>
          </table:table-cell>
          <table:table-cell table:style-name="ce9" office:value-type="float" office:value="156" calcext:value-type="float">
            <text:p>156 kB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C9]/[.B9]" office:value-type="float" office:value="9.26666666666667" calcext:value-type="float">
            <text:p>9,2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C10]/[.B10]" office:value-type="float" office:value="3.22857142857143" calcext:value-type="float">
            <text:p>3,2285714286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 kB</number:text>
    </number:number-style>
    <number:time-style style:name="N109"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8:26:59.404819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7T23:32:49.463107787</dc:date>
    <dc:creator>tinha </dc:creator>
    <meta:editing-duration>P1DT56M45S</meta:editing-duration>
    <meta:editing-cycles>14</meta:editing-cycles>
    <meta:document-statistic meta:table-count="3" meta:cell-count="37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63cm" svg:height="9.055cm" xlink:href=".." xlink:type="simple" chart:class="chart:bar" chart:style-name="ch1">
        <chart:title svg:x="1.836cm" svg:y="0.152cm" chart:style-name="ch2">
          <text:p>Classificação das tentativas por  granularidade</text:p>
        </chart:title>
        <chart:legend svg:x="11.261cm" svg:y="0.848cm" style:legend-expansion="custom" chartooo:width="3.281cm" chartooo:height="2.051cm" style:legend-expansion-aspect-ratio="1.59970745977572" chart:style-name="ch3"/>
        <chart:plot-area chart:style-name="ch4" table:cell-range-address="Log.D1:Log.G4" chart:data-source-has-labels="both" svg:x="0.667cm" svg:y="0.828cm" svg:width="12.835cm" svg:height="7.846cm">
          <chartooo:coordinate-region svg:x="0.667cm" svg:y="0.828cm" svg:width="12.835cm" svg:height="7.199cm"/>
          <chart:axis chart:dimension="x" chart:name="primary-x" chart:style-name="ch5" chartooo:axis-type="auto">
            <chartooo:date-scale/>
            <chart:categories table:cell-range-address="Log.D2:Log.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.E2:Log.E4" chart:label-cell-address="Log.E1:Log.E1" chart:class="chart:bar">
            <chart:data-point chart:repeated="3"/>
          </chart:series>
          <chart:series chart:style-name="ch9" chart:values-cell-range-address="Log.F2:Log.F4" chart:label-cell-address="Log.F1:Log.F1" chart:class="chart:bar">
            <chart:data-point chart:repeated="3"/>
          </chart:series>
          <chart:series chart:style-name="ch10" chart:values-cell-range-address="Log.G2:Log.G4" chart:label-cell-address="Log.G1:Log.G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das</text:p>
                <draw:g>
                  <svg:desc>Log.E1:Log.E1</svg:desc>
                </draw:g>
              </table:table-cell>
              <table:table-cell office:value-type="string">
                <text:p>Emuladas</text:p>
                <draw:g>
                  <svg:desc>Log.F1:Log.F1</svg:desc>
                </draw:g>
              </table:table-cell>
              <table:table-cell office:value-type="string">
                <text:p>Repetidas</text:p>
                <draw:g>
                  <svg:desc>Log.G1:Lo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Log.D2:Log.D4</svg:desc>
                </draw:g>
              </table:table-cell>
              <table:table-cell office:value-type="float" office:value="34">
                <text:p>34</text:p>
                <draw:g>
                  <svg:desc>Log.E2:Log.E4</svg:desc>
                </draw:g>
              </table:table-cell>
              <table:table-cell office:value-type="float" office:value="19">
                <text:p>19</text:p>
                <draw:g>
                  <svg:desc>Log.F2:Log.F4</svg:desc>
                </draw:g>
              </table:table-cell>
              <table:table-cell office:value-type="float" office:value="3">
                <text:p>3</text:p>
                <draw:g>
                  <svg:desc>Log.G2:Log.G4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erminada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 style:data-style-name="N109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16.011cm" svg:height="9.019cm" xlink:href=".." xlink:type="simple" chart:class="chart:bar" chart:style-name="ch1">
        <chart:title svg:x="2.679cm" svg:y="0.617cm" chart:style-name="ch2">
          <text:p>Distribuição de tempo por granularidade</text:p>
        </chart:title>
        <chart:legend chart:legend-position="end" svg:x="13.257cm" svg:y="3.463cm" style:legend-expansion="high" chart:style-name="ch3"/>
        <chart:plot-area chart:style-name="ch4" table:cell-range-address="Time.A2:Time.E5" chart:data-source-has-labels="both" svg:x="0.32cm" svg:y="1.301cm" svg:width="12.817cm" svg:height="7.538cm">
          <chartooo:coordinate-region svg:x="0.32cm" svg:y="1.301cm" svg:width="12.817cm" svg:height="6.891cm"/>
          <chart:axis chart:dimension="x" chart:name="primary-x" chart:style-name="ch5" chartooo:axis-type="auto">
            <chartooo:date-scale/>
            <chart:categories table:cell-range-address="Time.A3:Tim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5" chart:label-cell-address="Time.B2:Time.B2" chart:class="chart:bar">
            <chart:data-point/>
            <chart:data-point chart:style-name="ch9" chart:repeated="2"/>
          </chart:series>
          <chart:series chart:style-name="ch10" chart:values-cell-range-address="Time.C3:Time.C5" chart:label-cell-address="Time.C2:Time.C2" chart:class="chart:bar">
            <chart:data-point/>
            <chart:data-point chart:style-name="ch9" chart:repeated="2"/>
          </chart:series>
          <chart:series chart:style-name="ch11" chart:values-cell-range-address="Time.D3:Time.D5" chart:label-cell-address="Time.D2:Time.D2" chart:class="chart:bar">
            <chart:data-point chart:repeated="3"/>
          </chart:series>
          <chart:series chart:style-name="ch12" chart:values-cell-range-address="Time.E3:Time.E5" chart:label-cell-address="Time.E2:Time.E2" chart:class="chart:bar">
            <chart:data-point chart:repeated="3"/>
          </chart:series>
          <chart:wall chart:style-name="ch13"/>
          <chart:floor chart:style-name="ch14"/>
        </chart:plot-area>
        <draw:frame draw:style-name="gr1" draw:text-style-name="P1" svg:width="1.359cm" svg:height="0.399cm" svg:x="6.1cm" svg:y="1.9cm">
          <draw:image xlink:href="Pictures/200000140000054F0000018FF3DE685F.svm" xlink:type="simple" xlink:show="embed" xlink:actuate="onLoad">
            <text:p/>
          </draw:image>
        </draw:frame>
        <draw:frame draw:style-name="gr1" draw:text-style-name="P1" svg:width="1.359cm" svg:height="0.399cm" svg:x="4.3cm" svg:y="1.9cm">
          <draw:image xlink:href="Pictures/200000140000054F0000018FF3DE685F.svm" xlink:type="simple" xlink:show="embed" xlink:actuate="onLoad">
            <text:p/>
          </draw:image>
        </draw:frame>
        <draw:frame draw:style-name="gr1" draw:text-style-name="P1" svg:width="1.358cm" svg:height="0.399cm" svg:x="8.6cm" svg:y="2.1cm">
          <draw:image xlink:href="Pictures/200000140000054E0000018FF8F42144.svm" xlink:type="simple" xlink:show="embed" xlink:actuate="onLoad">
            <text:p/>
          </draw:image>
        </draw:frame>
        <draw:frame draw:style-name="gr1" draw:text-style-name="P2" svg:width="1.358cm" svg:height="0.399cm" svg:x="10.2cm" svg:y="2.1cm">
          <draw:image xlink:href="Pictures/200000140000054E0000018FF8F42144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Time.A3:Time.A5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5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5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5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5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</table:table-row>
            <table:table-row>
              <table:table-cell office:value-type="string">
                <text:p>Determinada</text:p>
              </table:table-cell>
              <table:table-cell office:value-type="float" office:value="0.020150462962963">
                <text:p>0.020150462962963</text:p>
              </table:table-cell>
              <table:table-cell office:value-type="float" office:value="0.020150462962963">
                <text:p>0.020150462962963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kB</number:text>
    </number:number-style>
    <style:style style:name="ch1" style:family="chart">
      <style:graphic-properties draw:stroke="solid" svg:stroke-color="#333333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7cm" svg:y="0.417cm" chart:style-name="ch2">
          <text:p>Consumo de memória</text:p>
        </chart:title>
        <chart:legend chart:legend-position="end" svg:x="10.179cm" svg:y="5.651cm" style:legend-expansion="high" chart:style-name="ch3"/>
        <chart:plot-area chart:style-name="ch4" table:cell-range-address="Memory.A2:Memory.B3 Memory.D2:Memory.D3" chart:data-source-has-labels="both" svg:x="0.318cm" svg:y="1.458cm" svg:width="9.671cm" svg:height="7.136cm">
          <chartooo:coordinate-region svg:x="0.318cm" svg:y="1.458cm" svg:width="9.671cm" svg:height="6.489cm"/>
          <chart:axis chart:dimension="x" chart:name="primary-x" chart:style-name="ch5" chartooo:axis-type="auto">
            <chartooo:date-scale/>
            <chart:categories table:cell-range-address="Memory.A3:Memory.A3"/>
          </chart:axis>
          <chart:axis chart:dimension="y" chart:name="primary-y" chart:style-name="ch6"/>
          <chart:series chart:style-name="ch7" chart:values-cell-range-address="Memory.B3:Memory.B3" chart:label-cell-address="Memory.B2:Memory.B2" chart:class="chart:bar">
            <chart:data-point/>
          </chart:series>
          <chart:series chart:style-name="ch8" chart:values-cell-range-address="Memory.D3:Memory.D3" chart:label-cell-address="Memory.D2:Memory.D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licação</text:p>
                <draw:g>
                  <svg:desc>Memory.B2:Memory.B2</svg:desc>
                </draw:g>
              </table:table-cell>
              <table:table-cell office:value-type="string">
                <text:p>Informações para depuração</text:p>
                <draw:g>
                  <svg:desc>Memory.D2:Memory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MEC</text:p>
                <draw:g>
                  <svg:desc>Memory.A3:Memory.A3</svg:desc>
                </draw:g>
              </table:table-cell>
              <table:table-cell office:value-type="float" office:value="70">
                <text:p>70</text:p>
                <draw:g>
                  <svg:desc>Memory.B3:Memory.B3</svg:desc>
                </draw:g>
              </table:table-cell>
              <table:table-cell office:value-type="float" office:value="156">
                <text:p>156</text:p>
                <draw:g>
                  <svg:desc>Memory.D3:Memory.D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chart-properties chart:link-data-style-to-source="true"/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chart-properties chart:link-data-style-to-source="true"/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/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link-data-style-to-source="true"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4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611cm" svg:y="1.948cm" svg:width="11.605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>Tempo/Emulada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Time.A3:Time.A4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4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4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4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4</svg:desc>
                </draw:g>
              </table:table-cell>
              <table:table-cell office:value-type="float" office:value="5.12820512820513">
                <text:p>5.12820512820513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chart-properties chart:link-data-style-to-source="true"/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chart-properties chart:link-data-style-to-source="true"/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chart-properties chart:link-data-style-to-source="true"/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link-data-style-to-source="true"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7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adas</text:p>
                <draw:g>
                  <svg:desc>Time.C2:Time.C2</svg:desc>
                </draw:g>
              </table:table-cell>
              <table:table-cell office:value-type="string">
                <text:p>Emuladas</text:p>
                <draw:g>
                  <svg:desc>Time.D2:Time.D2</svg:desc>
                </draw:g>
              </table:table-cell>
              <table:table-cell office:value-type="string">
                <text:p>Repetidas</text:p>
                <draw:g>
                  <svg:desc>Time.E2:Time.E2</svg:desc>
                </draw:g>
              </table:table-cell>
              <table:table-cell office:value-type="string">
                <text:p>Tempo/Emulada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eatória</text:p>
                <draw:g>
                  <svg:desc>Time.A3:Time.A4</svg:desc>
                </draw:g>
              </table:table-cell>
              <table:table-cell office:value-type="float" office:value="0.0201736111111111">
                <text:p>0.0201736111111111</text:p>
                <draw:g>
                  <svg:desc>Time.B3:Time.B4</svg:desc>
                </draw:g>
              </table:table-cell>
              <table:table-cell office:value-type="float" office:value="0.00574947916666667">
                <text:p>0.00574947916666667</text:p>
                <draw:g>
                  <svg:desc>Time.C3:Time.C4</svg:desc>
                </draw:g>
              </table:table-cell>
              <table:table-cell office:value-type="float" office:value="0.00393385416666667">
                <text:p>0.00393385416666667</text:p>
                <draw:g>
                  <svg:desc>Time.D3:Time.D4</svg:desc>
                </draw:g>
              </table:table-cell>
              <table:table-cell office:value-type="float" office:value="0.00121041666666667">
                <text:p>0.00121041666666667</text:p>
                <draw:g>
                  <svg:desc>Time.E3:Time.E4</svg:desc>
                </draw:g>
              </table:table-cell>
              <table:table-cell office:value-type="float" office:value="5.12820512820513">
                <text:p>5.12820512820513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cialmente aleatória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211342592592593">
                <text:p>0.0211342592592593</text:p>
              </table:table-cell>
              <table:table-cell office:value-type="float" office:value="0.00264178240740741">
                <text:p>0.00264178240740741</text:p>
              </table:table-cell>
              <table:table-cell office:value-type="float" office:value="0.000607609953703704">
                <text:p>0.00060760995370370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